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01244"/>
    </style:style>
    <style:style style:name="P4" style:family="paragraph" style:parent-style-name="Standard" style:list-style-name="L2">
      <style:text-properties officeooo:paragraph-rsid="0010124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onfiguring IP address to Routers in Packet Tracer and exploring Ping Responses</text:p>
      <text:p text:style-name="Standard"/>
      <text:list xml:id="list3657966047" text:style-name="L1">
        <text:list-item>
          <text:p text:style-name="P2">A toplogy was created using Router-PT and two PC's connected to the router using copper cross-over connections</text:p>
        </text:list-item>
        <text:list-item>
          <text:p text:style-name="P3">Different default gateways were configured for both the PC's .</text:p>
        </text:list-item>
        <text:list-item>
          <text:p text:style-name="P3">A unique IP address was configured for each PC.</text:p>
        </text:list-item>
        <text:list-item>
          <text:p text:style-name="P3">IP adrres was configured for interfaces fa0/0 and fa1/0 using CLI</text:p>
        </text:list-item>
        <text:list-item>
          <text:p text:style-name="P3">PC1 was pinged from PC0 using the command prompt</text:p>
        </text:list-item>
        <text:list-item>
          <text:p text:style-name="P3">A simple PDU was stimulated by sending ICMP packet from PC0 to PC1</text:p>
        </text:list-item>
      </text:list>
      <text:p text:style-name="Standard"/>
      <text:p text:style-name="P1">##Learning Outcomes</text:p>
      <text:p text:style-name="Standard"/>
      <text:list xml:id="list4185035430" text:style-name="L2">
        <text:list-item>
          <text:p text:style-name="P4">Creating a topology using router as a connecting device.</text:p>
        </text:list-item>
        <text:list-item>
          <text:p text:style-name="P4">Configuring default gateway and ip address.</text:p>
        </text:list-item>
        <text:list-item>
          <text:p text:style-name="P4">Configuring ip address for the interfaces</text:p>
        </text:list-item>
        <text:list-item>
          <text:p text:style-name="P4">Checking if the destination is live using ping messages</text:p>
        </text:list-item>
        <text:list-item>
          <text:p text:style-name="P4">Simulation of sending a simple PDU from source to destination</text:p>
        </text:list-item>
        <text:list-item>
          <text:p text:style-name="P4">The device sets TTL in the packet header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4:46:55.374999701</meta:creation-date>
    <dc:date>2020-10-06T14:49:54.034142479</dc:date>
    <meta:editing-duration>PT3M2S</meta:editing-duration>
    <meta:editing-cycles>1</meta:editing-cycles>
    <meta:document-statistic meta:table-count="0" meta:image-count="0" meta:object-count="0" meta:page-count="1" meta:paragraph-count="14" meta:word-count="143" meta:character-count="805" meta:non-whitespace-character-count="688"/>
    <meta:generator>LibreOffice/6.0.7.3$Linux_X86_64 LibreOffice_project/00m0$Build-3</meta:generator>
  </office:meta>
</office:document-meta>
</file>